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Verdana" fo:font-size="12pt" fo:font-style="italic" style:font-size-asian="12pt" style:font-style-asian="italic" style:font-size-complex="12pt" style:font-style-complex="italic"/>
    </style:style>
    <style:style style:name="P2" style:family="paragraph" style:parent-style-name="Preformatted_20_Text">
      <style:text-properties style:font-name="Verdana" fo:font-size="12pt" style:font-size-asian="12pt" style:font-size-complex="12pt"/>
    </style:style>
    <style:style style:name="T1" style:family="text">
      <style:text-properties fo:font-style="italic" style:font-style-asian="italic" style:font-style-complex="italic"/>
    </style:style>
    <style:style style:name="T2" style:family="text">
      <style:text-properties fo:color="#000000" style:font-name="Verdana" fo:font-size="14pt" fo:font-style="normal" fo:font-weight="bold" style:font-size-asian="14pt" style:font-style-asian="normal" style:font-weight-asian="bold" style:font-size-complex="14pt" style:font-style-complex="normal" style:font-weight-complex="bold"/>
    </style:style>
    <style:style style:name="T3"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Verdana" fo:font-weight="bold" style:font-weight-asian="bold" style:font-weight-complex="bold"/>
    </style:style>
    <style:style style:name="T5" style:family="text">
      <style:text-properties style:font-name="Verdana" fo:font-size="12pt" fo:font-weight="normal" style:font-size-asian="12pt" style:font-weight-asian="normal" style:font-size-complex="12pt" style:font-weight-complex="normal"/>
    </style:style>
    <style:style style:name="T6" style:family="text">
      <style:text-properties style:font-name="Verdana" fo:font-size="12pt" fo:font-weight="bold" style:font-size-asian="12pt" style:font-weight-asian="bold" style:font-size-complex="12pt" style:font-weight-complex="bold"/>
    </style:style>
    <style:style style:name="T7" style:family="text">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Verdana" fo:font-size="12pt" fo:font-style="italic" style:font-size-asian="12pt" style:font-style-asian="italic" style:font-size-complex="12pt" style:font-style-complex="italic"/>
    </style:style>
    <style:style style:name="T9" style:family="text">
      <style:text-properties style:font-name="Verdana"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Verdana" fo:font-size="12pt" style:font-size-asian="12pt" style:font-size-complex="12pt"/>
    </style:style>
    <style:style style:name="T12" style:family="text">
      <style:text-properties fo:color="#00cc33" style:font-name="Verdana"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color="#0000ff" style:font-name="Verdana" fo:font-size="12pt" fo:font-style="italic" fo:font-weight="normal" style:font-size-asian="12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Shell-Skripte Teil 6 - Bedingungsüberprüfungen</text:span><text:span text:style-name="T4"><text:line-break/><text:line-break/><text:line-break/></text:span><text:span text:style-name="T6">for, Befehlssubstitutionen und mail <text:line-break/><text:line-break/><text:line-break/></text:span><text:span text:style-name="T5">Befehlssubstitution – <text:tab/>Ausgabe eines Befehls an einen anderen oder eine <text:tab/><text:tab/><text:tab/><text:tab/><text:tab/>Variable übergeben </text:span><text:span text:style-name="T6"><text:line-break/><text:line-break/><text:line-break/></text:span><text:span text:style-name="T7">nano sik<text:tab/><text:tab/></text:span><text:span text:style-name="T9">#Mit nano (oder vi) die Datei sik erstellen/öffnen<text:line-break/></text:span><text:span text:style-name="T7"><text:line-break/>#!/bin/bash<text:tab/></text:span><text:span text:style-name="T9"><text:line-break/>#Sucht nach Sicherheitskopien der Nutzer</text:span><text:span text:style-name="T7"><text:line-break/></text:span><text:span text:style-name="T12">for z in `find /home -name \*.sik`</text:span><text:span text:style-name="T7"><text:tab/></text:span><text:span text:style-name="T9">#suche in allen Verzeichnissen Dateien, die <text:tab/><text:tab/><text:tab/><text:tab/><text:tab/><text:tab/> <text:s/>mit .sik enden<text:line-break/><text:tab/><text:tab/><text:tab/><text:tab/><text:tab/><text:tab/> <text:s/>Ausgaben von find werden einzeln an <text:tab/><text:tab/><text:tab/><text:tab/><text:tab/><text:tab/><text:tab/> <text:s/>Varible z übergeben<text:line-break/><text:tab/><text:tab/><text:tab/><text:tab/><text:tab/><text:tab/> <text:s/>die for-Schleife beginnt (wie while) mit do <text:tab/><text:tab/><text:tab/><text:tab/><text:tab/><text:tab/> <text:s/>und endet mit done<text:line-break/><text:tab/><text:tab/><text:tab/><text:tab/><text:tab/><text:tab/> <text:s/>findet find nichts mehr ist die <text:tab/><text:tab/><text:tab/><text:tab/><text:tab/><text:tab/><text:tab/><text:tab/> <text:s/>Abbruchbedingung erfüllt - done<text:line-break/>d</text:span><text:span text:style-name="T7">o<text:line-break/><text:tab/>echo -e „\n$z kann vermutlich geloescht werden!“ </text:span><text:span text:style-name="T9">#zeige Funde<text:line-break/><text:tab/><text:tab/><text:tab/><text:tab/><text:tab/><text:tab/><text:tab/><text:tab/><text:tab/> <text:s text:c="5"/>-e \n neue Zeile</text:span><text:span text:style-name="T7"><text:line-break/>done<text:line-break/>unset z<text:line-break/>exit 0<text:line-break/></text:span><text:span text:style-name="T5"><text:line-break/></text:span><text:span text:style-name="T7">chmod 777 sik<text:tab/></text:span><text:span text:style-name="T9">#Berechtigung auf alle dürfen alles setzten</text:span><text:span text:style-name="T5"><text:line-break/>./sik<text:tab/><text:tab/><text:tab/>#startet wieder das Skript.<text:line-break/><text:line-break/><text:line-break/>Statt:<text:line-break/></text:span><text:span text:style-name="T7"><text:line-break/></text:span><text:span text:style-name="T12">for z in `find /home -name \*.sik`<text:line-break/><text:line-break/></text:span><text:span text:style-name="T3">können wir auch folgenden Syntax schreiben um zum gleichen Ergebnis zu kommen</text:span><text:span text:style-name="T12"><text:line-break/><text:line-break/></text:span><text:span text:style-name="T13">for z in $(find /home -name \*.sik)</text:span><text:span text:style-name="T7"><text:line-break/><text:line-break/><text:line-break/></text:span><text:span text:style-name="T9">echo -e für Escape-Zeichen:</text:span><text:span text:style-name="T7"><text:line-break/><text:line-break/></text:span><text:span text:style-name="T9">\n (new line) für eine neue Zeile haben Sie bereits in dem Beispiel gesehen. Es gibt allerdings noch weitere (siehe Buch Seite 309).<text:line-break/><text:line-break/><text:line-break/></text:span><text:soft-page-break/><text:span text:style-name="T9">Falls Sie einen entfernten Rechner unbeaufsichtigt eine längere Aktion ausführen lassen möchten, können Sie sich die Bildschirmausgabe auch per Mail anzeigen lassen. Der Mailserver ist bereits in Linux integriert. Dafür nutzen wir Pipe an das Programm mail.<text:line-break/><text:line-break/>echo „Auftrag ausgefuehrt, Meister“ | mail -s fertig root<text:line-break/><text:line-break/>Hinter echo kommt der Mail-Text<text:line-break/>-s steht für subject also die Betreffzeile<text:line-break/>die Mail geht an root<text:line-break/><text:line-break/>mit </text:span><text:span text:style-name="T7">sudo cat /var/spool/mail/root</text:span><text:span text:style-name="T9"> können wir sie sehen<text:line-break/><text:line-break/>Auch </text:span><text:span text:style-name="T7">echte Mailadressen lassen sich später nutzen</text:span><text:span text:style-name="T9"><text:line-break/>z.B.<text:line-break/></text:span><text:span text:style-name="T7">echo „Auftrag ausgefuehrt, Meister“ | mail -s fertig </text:span><text:a xlink:type="simple" xlink:href="mailto:dannylpic1@gmail.com" text:style-name="Internet_20_link" text:visited-style-name="Visited_20_Internet_20_Link"><text:span text:style-name="T7">dannylpic1@gmail.com</text:span></text:a><text:span text:style-name="T7"><text:line-break/><text:line-break/></text:span><text:span text:style-name="T9">So können Sie den Befehl mail in Ihren eigenen Skripten nutzen um sich Informationen, wie z.B. Fehlermeldungen, anzeigen zu lassen. <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9T09:21:03.41</meta:creation-date>
    <dc:date>2019-09-03T08:35:03.80</dc:date>
    <meta:editing-duration>P1DT29M49S</meta:editing-duration>
    <meta:editing-cycles>17</meta:editing-cycles>
    <meta:generator>OpenOffice/4.1.6$Win32 OpenOffice.org_project/416m1$Build-9790</meta:generator>
    <meta:print-date>2019-09-02T16:33:12</meta:print-date>
    <meta:document-statistic meta:table-count="0" meta:image-count="0" meta:object-count="0" meta:page-count="2" meta:paragraph-count="1" meta:word-count="278" meta:character-count="1916"/>
  </office:meta>
</office:document-meta>
</file>